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6.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5" style:family="table-cell" style:parent-style-name="Default">
      <style:table-cell-properties fo:background-color="#eeeeee" fo:border="0.06pt solid #000000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style:font-name="Arial"/>
    </style:style>
    <style:style style:name="ce1" style:family="table-cell" style:parent-style-name="Default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Planilha" table:style-name="ta1">
        <table:table-column table:style-name="co1" table:default-cell-style-name="ce4"/>
        <table:table-column table:style-name="co2" table:default-cell-style-name="ce1"/>
        <table:table-column table:style-name="co3" table:number-columns-repeated="1021" table:default-cell-style-name="ce1"/>
        <table:table-row table:style-name="ro1">
          <table:table-cell table:style-name="ce2" office:value-type="string" calcext:value-type="string">
            <text:p>Nº</text:p>
          </table:table-cell>
          <table:table-cell table:style-name="ce5" office:value-type="string" calcext:value-type="string">
            <text:p>TÍTULO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jQuery: Usabilidade na Web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Intranet: Servidor Web e DNS</text:p>
          </table:table-cell>
          <table:table-cell table:number-columns-repeated="102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Photoshop: Retoque Digital de Imagens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Revit</text:p>
          </table:table-cell>
          <table:table-cell table:number-columns-repeated="102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Arduino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SketchUp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Desenvolvimento Android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HTML5 e CSS3: Layout Responsivo</text:p>
          </table:table-cell>
          <table:table-cell table:number-columns-repeated="102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C++: Desenvolvimento para iOS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3ds Max: Modelagem Tridimensional</text:p>
          </table:table-cell>
          <table:table-cell table:number-columns-repeated="102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AutoCAD</text:p>
          </table:table-cell>
          <table:table-cell table:number-columns-repeated="102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Segurança de Redes</text:p>
          </table:table-cell>
          <table:table-cell table:number-columns-repeated="102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Google Apps</text:p>
          </table:table-cell>
          <table:table-cell table:number-columns-repeated="102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Java: Orientação a Objetos</text:p>
          </table:table-cell>
          <table:table-cell table:number-columns-repeated="102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Plantas Humanizadas com CorelDRAW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 style:data-style-name="N2" text:time-value="11:39:10.58756407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4:49:47.094654722</meta:creation-date>
    <dc:date>2022-05-19T11:50:07.236113957</dc:date>
    <meta:editing-duration>PT11M19S</meta:editing-duration>
    <meta:editing-cycles>4</meta:editing-cycles>
    <meta:generator>LibreOffice/6.4.7.2$Linux_X86_64 LibreOffice_project/40$Build-2</meta:generator>
    <meta:document-statistic meta:table-count="1" meta:cell-count="32" meta:object-count="0"/>
  </office:meta>
</office:document-meta>
</file>